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10"/>
    <style:style style:name="P3" style:family="paragraph" style:parent-style-name="Preformatted_20_Text" style:list-style-name="L10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main components are:</text:p>
      <text:p text:style-name="Text_20_body">1. **Data Structures**: `Client`, `Command`, and `Response` structs/enums with serde derivations for JSON serialization.</text:p>
      <text:p text:style-name="Text_20_body">2. **Server Setup**: Binds to a port, listens for connections, and spawns threads for each client.</text:p>
      <text:p text:style-name="Text_20_body">3. **Client Handling**: Reads JSON commands, processes them, and sends back responses.</text:p>
      <text:p text:style-name="Text_20_body">4. **Command Processing**: Functions like `process_command` handle different commands (List, Search, Add, Remove, Update) using a thread-safe `HashMap`.</text:p>
      <text:p text:style-name="Text_20_body">Key Rust concepts involved here include:</text:p>
      <text:p text:style-name="Text_20_body">- **Concurrency**: Using `Arc&lt;Mutex&lt;...&gt;&gt;` for thread-safe shared state.</text:p>
      <text:p text:style-name="Text_20_body">- **Networking**: `TcpListener`, `TcpStream` for handling TCP connections.</text:p>
      <text:p text:style-name="Text_20_body">- **Serialization/Deserialization**: `serde` and `serde_json` for JSON handling.</text:p>
      <text:p text:style-name="Text_20_body">- **Error Handling**: Pattern matching on `Result` types, proper error messages.</text:p>
      <text:p text:style-name="Text_20_body">The user might need explanations on why certain design choices were made, like using `Arc` and `Mutex`, how threading works here, and how serde simplifies JSON parsing.</text:p>
      <text:p text:style-name="Text_20_body">I should structure the manual into sections that explain the code step by step, highlight important Rust features used, and provide a flow of how the server operates. Including code examples for each command and explanations of the structs/enums will help the user understand both the code structure and Rust concepts applied.</text:p>
      <text:p text:style-name="Text_20_body">Also, since the user is learning, emphasizing best practices (like using `Arc&lt;Mutex&lt;...&gt;&gt;` for shared state) and explaining potential pitfalls (like deadlocks if locks are mishandled) would be beneficial. Including a section on how to test the server with commands using `nc` or similar tools would make the manual practical.</text:p>
      <text:p text:style-name="Text_20_body">I need to make sure each part of the code is explained clearly, linking Rust syntax and libraries to their purposes in the application. For example, explaining why `serde` is used, how `TcpListener` works, and the role of each match arm in `process_command`.</text:p>
      <text:p text:style-name="Text_20_body">Finally, a summary of key concepts learned and possible extensions to the project could inspire the user to experiment further, reinforcing their Rust learning through practical application.</text:p>
      <text:p text:style-name="P4">Vou criar um manual detalhado para ajudar no estudo do Rust através deste código. Vamos decompor cada parte:</text:p>
      <text:p text:style-name="Horizontal_20_Line"/>
      <text:h text:style-name="Heading_20_2" text:outline-level="2"><text:span text:style-name="Strong_20_Emphasis">Manual de Estudo: Servidor de Clientes em Rust</text:span></text:h>
      <text:h text:style-name="Heading_20_3" text:outline-level="3"><text:span text:style-name="Strong_20_Emphasis">1. Visão Geral do Projeto</text:span></text:h>
      <text:p text:style-name="Text_20_body">Um servidor TCP que gerencia clientes usando JSON como protocolo. Funcionalidades:</text:p>
      <text:list text:style-name="L1">
        <text:list-item>
          <text:p text:style-name="P6"><text:span text:style-name="Strong_20_Emphasis">CRUD</text:span> de clientes (Create, Read, Update, Delete)</text:p>
        </text:list-item>
        <text:list-item>
          <text:p text:style-name="P6">Comunicação via TCP com serialização JSON</text:p>
        </text:list-item>
        <text:list-item>
          <text:p text:style-name="P6"><text:soft-page-break/>Thread-safe com <text:span text:style-name="Source_20_Text">Arc&lt;Mutex&lt;...&gt;&gt;</text:span></text:p>
        </text:list-item>
      </text:list>
      <text:p text:style-name="Horizontal_20_Line"/>
      <text:h text:style-name="Heading_20_3" text:outline-level="3"><text:span text:style-name="Strong_20_Emphasis">2. Estruturas de Dados Principais</text:span></text:h>
      <text:h text:style-name="Heading_20_4" text:outline-level="4"><text:span text:style-name="Strong_20_Emphasis">2.1 Struct </text:span><text:span text:style-name="Strong_20_Emphasis"><text:span text:style-name="Source_20_Text">Client</text:span></text:span></text:h>
      <text:p text:style-name="P7"/>
      <text:p text:style-name="Preformatted_20_Text">#[derive(Debug, Clone, Serialize, Deserialize)]</text:p>
      <text:p text:style-name="Preformatted_20_Text">struct Client {</text:p>
      <text:p text:style-name="Preformatted_20_Text"><text:s text:c="4"/>id: u32,</text:p>
      <text:p text:style-name="Preformatted_20_Text"><text:s text:c="4"/>ip: String,</text:p>
      <text:p text:style-name="Preformatted_20_Text"><text:s text:c="4"/>status: String,</text:p>
      <text:p text:style-name="Preformatted_20_Text"><text:s text:c="4"/>port: u16,</text:p>
      <text:p text:style-name="Preformatted_20_Text"><text:s text:c="4"/>cid: u32,</text:p>
      <text:p text:style-name="P1">}</text:p>
      <text:list text:style-name="L2">
        <text:list-item>
          <text:p text:style-name="P8"><text:span text:style-name="Strong_20_Emphasis">Propósito</text:span>: Armazenar dados dos clientes</text:p>
        </text:list-item>
        <text:list-item>
          <text:p text:style-name="P8"><text:span text:style-name="Strong_20_Emphasis">Derives</text:span>:</text:p>
          <text:list>
            <text:list-item>
              <text:p text:style-name="P8"><text:span text:style-name="Source_20_Text">Debug</text:span>: Permite impressão formatada</text:p>
            </text:list-item>
            <text:list-item>
              <text:p text:style-name="P8"><text:span text:style-name="Source_20_Text">Clone</text:span>: Habilita clonagem segura</text:p>
            </text:list-item>
            <text:list-item>
              <text:p text:style-name="P8"><text:span text:style-name="Source_20_Text">Serialize/Deserialize</text:span>: Conversão automática para JSON (via serde)</text:p>
            </text:list-item>
          </text:list>
        </text:list-item>
      </text:list>
      <text:h text:style-name="Heading_20_4" text:outline-level="4"><text:span text:style-name="Strong_20_Emphasis">2.2 Enum </text:span><text:span text:style-name="Strong_20_Emphasis"><text:span text:style-name="Source_20_Text">Command</text:span></text:span></text:h>
      <text:p text:style-name="P7"/>
      <text:p text:style-name="Preformatted_20_Text">#[derive(Debug, Deserialize, Serialize)]</text:p>
      <text:p text:style-name="Preformatted_20_Text">enum Command {</text:p>
      <text:p text:style-name="Preformatted_20_Text"><text:s text:c="4"/>List,</text:p>
      <text:p text:style-name="Preformatted_20_Text"><text:s text:c="4"/>Search { id: u32 },</text:p>
      <text:p text:style-name="Preformatted_20_Text"><text:s text:c="4"/>Add { client: Client },</text:p>
      <text:p text:style-name="Preformatted_20_Text"><text:s text:c="4"/>Remove { id: u32 },</text:p>
      <text:p text:style-name="Preformatted_20_Text"><text:s text:c="4"/>Update { id: u32, client: Client },</text:p>
      <text:p text:style-name="P1">}</text:p>
      <text:list text:style-name="L3">
        <text:list-item>
          <text:p text:style-name="P9"><text:span text:style-name="Strong_20_Emphasis">Propósito</text:span>: Definir os comandos aceitos pelo servidor</text:p>
        </text:list-item>
        <text:list-item>
          <text:p text:style-name="P9"><text:span text:style-name="Strong_20_Emphasis">Pattern Matching</text:span>: Usado no <text:span text:style-name="Source_20_Text">process_command</text:span> para rotear ações</text:p>
        </text:list-item>
      </text:list>
      <text:h text:style-name="Heading_20_4" text:outline-level="4"><text:span text:style-name="Strong_20_Emphasis">2.3 Struct </text:span><text:span text:style-name="Strong_20_Emphasis"><text:span text:style-name="Source_20_Text">Response</text:span></text:span></text:h>
      <text:p text:style-name="P7"/>
      <text:p text:style-name="Preformatted_20_Text">#[derive(Debug, Serialize, Deserialize)]</text:p>
      <text:p text:style-name="Preformatted_20_Text">struct Response {</text:p>
      <text:p text:style-name="Preformatted_20_Text"><text:s text:c="4"/>success: bool,</text:p>
      <text:p text:style-name="Preformatted_20_Text"><text:s text:c="4"/>message: String,</text:p>
      <text:p text:style-name="Preformatted_20_Text"><text:s text:c="4"/>#[serde(skip_serializing_if = "Option::is_none")]</text:p>
      <text:p text:style-name="Preformatted_20_Text"><text:s text:c="4"/>data: Option&lt;Vec&lt;Client&gt;&gt;,</text:p>
      <text:p text:style-name="Preformatted_20_Text"><text:s text:c="4"/>#[serde(skip_serializing_if = "Option::is_none")]</text:p>
      <text:p text:style-name="Preformatted_20_Text"><text:s text:c="4"/>client: Option&lt;Client&gt;,</text:p>
      <text:p text:style-name="P1">}</text:p>
      <text:list text:style-name="L4">
        <text:list-item>
          <text:p text:style-name="P10"><text:span text:style-name="Strong_20_Emphasis">Propósito</text:span>: Padronizar respostas do servidor</text:p>
        </text:list-item>
        <text:list-item>
          <text:p text:style-name="P10"><text:soft-page-break/><text:span text:style-name="Strong_20_Emphasis">Otimização</text:span>: <text:span text:style-name="Source_20_Text">skip_serializing_if</text:span> omite campos <text:span text:style-name="Source_20_Text">None</text:span> no JSON</text:p>
        </text:list-item>
      </text:list>
      <text:p text:style-name="Horizontal_20_Line"/>
      <text:h text:style-name="Heading_20_3" text:outline-level="3"><text:span text:style-name="Strong_20_Emphasis">3. Funcionamento do Servidor</text:span></text:h>
      <text:h text:style-name="Heading_20_4" text:outline-level="4"><text:span text:style-name="Strong_20_Emphasis">3.1 Inicialização (</text:span><text:span text:style-name="Strong_20_Emphasis"><text:span text:style-name="Source_20_Text">main</text:span></text:span><text:span text:style-name="Strong_20_Emphasis">)</text:span></text:h>
      <text:p text:style-name="P7"/>
      <text:p text:style-name="Preformatted_20_Text">let listener = TcpListener::bind("127.0.0.1:7878").unwrap();</text:p>
      <text:p text:style-name="P1">let clients = Arc::new(Mutex::new(HashMap::&lt;u32, Client&gt;::new()));</text:p>
      <text:list text:style-name="L5">
        <text:list-item>
          <text:p text:style-name="P11"><text:span text:style-name="Strong_20_Emphasis"><text:span text:style-name="Source_20_Text">Arc&lt;Mutex&lt;...&gt;&gt;</text:span></text:span>: Compartilhamento seguro entre threads</text:p>
          <text:list>
            <text:list-item>
              <text:p text:style-name="P11"><text:span text:style-name="Source_20_Text">Arc</text:span>: Atomic Reference Counting (compartilhamento)</text:p>
            </text:list-item>
            <text:list-item>
              <text:p text:style-name="P11"><text:span text:style-name="Source_20_Text">Mutex</text:span>: Acesso exclusivo (thread safety)</text:p>
            </text:list-item>
          </text:list>
        </text:list-item>
      </text:list>
      <text:h text:style-name="Heading_20_4" text:outline-level="4"><text:span text:style-name="Strong_20_Emphasis">3.2 Loop Principal</text:span></text:h>
      <text:p text:style-name="P7"/>
      <text:p text:style-name="Preformatted_20_Text">for stream in listener.incoming() {</text:p>
      <text:p text:style-name="Preformatted_20_Text"><text:s text:c="4"/>thread::spawn(move || {</text:p>
      <text:p text:style-name="Preformatted_20_Text"><text:s text:c="8"/>handle_client(stream, clients);</text:p>
      <text:p text:style-name="Preformatted_20_Text"><text:s text:c="4"/>});</text:p>
      <text:p text:style-name="P1">}</text:p>
      <text:list text:style-name="L6">
        <text:list-item>
          <text:p text:style-name="P12"><text:span text:style-name="Strong_20_Emphasis">Multi-threading</text:span>: Cada conexão roda em uma thread separada</text:p>
        </text:list-item>
        <text:list-item>
          <text:p text:style-name="P12"><text:span text:style-name="Strong_20_Emphasis"><text:span text:style-name="Source_20_Text">move</text:span></text:span>: Captura ownership das variáveis para a thread</text:p>
        </text:list-item>
      </text:list>
      <text:p text:style-name="Horizontal_20_Line"/>
      <text:h text:style-name="Heading_20_3" text:outline-level="3"><text:span text:style-name="Strong_20_Emphasis">4. Processamento de Comandos</text:span></text:h>
      <text:h text:style-name="Heading_20_4" text:outline-level="4"><text:span text:style-name="Strong_20_Emphasis">4.1 Fluxo de Tratamento</text:span></text:h>
      <text:list text:style-name="L7">
        <text:list-item>
          <text:p text:style-name="P13"><text:span text:style-name="Strong_20_Emphasis">Leitura</text:span>: <text:span text:style-name="Source_20_Text">reader.read_line(&amp;mut buffer)</text:span></text:p>
        </text:list-item>
        <text:list-item>
          <text:p text:style-name="P13"><text:span text:style-name="Strong_20_Emphasis">Deserialização</text:span>: <text:span text:style-name="Source_20_Text">serde_json::from_str(&amp;buffer)</text:span></text:p>
        </text:list-item>
        <text:list-item>
          <text:p text:style-name="P13"><text:span text:style-name="Strong_20_Emphasis">Processamento</text:span>: <text:span text:style-name="Source_20_Text">process_command</text:span></text:p>
        </text:list-item>
        <text:list-item>
          <text:p text:style-name="P13"><text:span text:style-name="Strong_20_Emphasis">Resposta</text:span>: <text:span text:style-name="Source_20_Text">serde_json::to_string(&amp;response)</text:span></text:p>
        </text:list-item>
      </text:list>
      <text:h text:style-name="Heading_20_4" text:outline-level="4"><text:span text:style-name="Strong_20_Emphasis">4.2 Função </text:span><text:span text:style-name="Strong_20_Emphasis"><text:span text:style-name="Source_20_Text">process_command</text:span></text:span></text:h>
      <text:p text:style-name="P7"/>
      <text:p text:style-name="Preformatted_20_Text">match command {</text:p>
      <text:p text:style-name="Preformatted_20_Text"><text:s text:c="4"/>Command::List =&gt; { /* ... */ },</text:p>
      <text:p text:style-name="Preformatted_20_Text"><text:s text:c="4"/>Command::Search { id } =&gt; { /* ... */ },</text:p>
      <text:p text:style-name="Preformatted_20_Text"><text:s text:c="4"/>// ...</text:p>
      <text:p text:style-name="P1">}</text:p>
      <text:list text:style-name="L8">
        <text:list-item>
          <text:p text:style-name="P14"><text:span text:style-name="Strong_20_Emphasis">Lock do Mutex</text:span>: <text:span text:style-name="Source_20_Text">clients.lock().unwrap()</text:span></text:p>
        </text:list-item>
        <text:list-item>
          <text:p text:style-name="P14"><text:span text:style-name="Strong_20_Emphasis">Operações no HashMap</text:span>:</text:p>
          <text:list>
            <text:list-item>
              <text:p text:style-name="P14"><text:soft-page-break/><text:span text:style-name="Source_20_Text">contains_key</text:span>, <text:span text:style-name="Source_20_Text">insert</text:span>, <text:span text:style-name="Source_20_Text">remove</text:span>, <text:span text:style-name="Source_20_Text">get</text:span>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Conceitos Importantes do Rust</text:span></text:h>
      <text:h text:style-name="Heading_20_4" text:outline-level="4"><text:span text:style-name="Strong_20_Emphasis">5.1 Ownership e Borrowing</text:span></text:h>
      <text:list text:style-name="L9">
        <text:list-item>
          <text:p text:style-name="P15"><text:span text:style-name="Strong_20_Emphasis"><text:span text:style-name="Source_20_Text">Arc::clone</text:span></text:span>: Cria referências seguras para compartilhamento</text:p>
        </text:list-item>
        <text:list-item>
          <text:p text:style-name="P15"><text:span text:style-name="Strong_20_Emphasis"><text:span text:style-name="Source_20_Text">move</text:span></text:span>: Transfere ownership para closures</text:p>
        </text:list-item>
      </text:list>
      <text:h text:style-name="Heading_20_4" text:outline-level="4"><text:span text:style-name="Strong_20_Emphasis">5.2 Tratamento de Erros</text:span></text:h>
      <text:list text:style-name="L10">
        <text:list-item>
          <text:p text:style-name="P16"><text:span text:style-name="Strong_20_Emphasis"><text:span text:style-name="Source_20_Text">unwrap()</text:span></text:span>: Uso consciente (sabemos que <text:span text:style-name="Source_20_Text">TcpListener::bind</text:span> não falhará localmente)</text:p>
        </text:list-item>
        <text:list-item>
          <text:p text:style-name="P16"><text:span text:style-name="Strong_20_Emphasis"><text:span text:style-name="Source_20_Text">match</text:span></text:span><text:span text:style-name="Strong_20_Emphasis"> para </text:span><text:span text:style-name="Strong_20_Emphasis"><text:span text:style-name="Source_20_Text">Result</text:span></text:span>:</text:p>
          <text:p text:style-name="P17">rust</text:p>
          <text:p text:style-name="P16">Copy</text:p>
          <text:p text:style-name="P2">match reader.read_line(...) {</text:p>
          <text:p text:style-name="P2"><text:s text:c="4"/>Ok(0) =&gt; { /* conexão fechada */ },</text:p>
          <text:p text:style-name="P2"><text:s text:c="4"/>Ok(_) =&gt; { /* processa dados */ },</text:p>
          <text:p text:style-name="P2"><text:s text:c="4"/>Err(e) =&gt; { /* trata erro */ }</text:p>
          <text:p text:style-name="P3">}</text:p>
        </text:list-item>
      </text:list>
      <text:h text:style-name="Heading_20_4" text:outline-level="4"><text:span text:style-name="Strong_20_Emphasis">5.3 Serialização com Serde</text:span></text:h>
      <text:list text:style-name="L11">
        <text:list-item>
          <text:p text:style-name="P18"><text:span text:style-name="Strong_20_Emphasis">Automatização</text:span>: Derives <text:span text:style-name="Source_20_Text">Serialize</text:span> e <text:span text:style-name="Source_20_Text">Deserialize</text:span></text:p>
        </text:list-item>
        <text:list-item>
          <text:p text:style-name="P18"><text:span text:style-name="Strong_20_Emphasis">Eficiência</text:span>: Conversão direta entre structs e JSON</text:p>
        </text:list-item>
      </text:list>
      <text:p text:style-name="Horizontal_20_Line"/>
      <text:h text:style-name="Heading_20_3" text:outline-level="3"><text:span text:style-name="Strong_20_Emphasis">6. Testando o Servidor</text:span></text:h>
      <text:h text:style-name="Heading_20_4" text:outline-level="4"><text:span text:style-name="Strong_20_Emphasis">6.1 Comandos via Netcat</text:span></text:h>
      <text:p text:style-name="P7">bash</text:p>
      <text:p text:style-name="Text_20_body">Copy</text:p>
      <text:p text:style-name="Preformatted_20_Text"># Adicionar cliente</text:p>
      <text:p text:style-name="Preformatted_20_Text">echo '{"Add":{"client":{"id":1,"ip":"127.0.0.1","status":"online","port":8080,"cid":100}}}' | nc -N 127.0.0.1 7878</text:p>
      <text:p text:style-name="Preformatted_20_Text"/>
      <text:p text:style-name="Preformatted_20_Text"># Listar clientes</text:p>
      <text:p text:style-name="P1">echo '{"List":null}' | nc -N 127.0.0.1 7878</text:p>
      <text:h text:style-name="Heading_20_4" text:outline-level="4"><text:span text:style-name="Strong_20_Emphasis">6.2 Saída de Exemplo</text:span></text:h>
      <text:p text:style-name="P5"/>
      <text:p text:style-name="Preformatted_20_Text">{</text:p>
      <text:p text:style-name="Preformatted_20_Text"><text:s text:c="2"/>"success": true,</text:p>
      <text:p text:style-name="Preformatted_20_Text"><text:s text:c="2"/>"message": "OK",</text:p>
      <text:p text:style-name="Preformatted_20_Text"><text:s text:c="2"/>"data": [</text:p>
      <text:p text:style-name="Preformatted_20_Text"><text:s text:c="4"/>{</text:p>
      <text:p text:style-name="Preformatted_20_Text"><text:soft-page-break/><text:s text:c="6"/>"id": 1,</text:p>
      <text:p text:style-name="Preformatted_20_Text"><text:s text:c="6"/>"ip": "127.0.0.1",</text:p>
      <text:p text:style-name="Preformatted_20_Text"><text:s text:c="6"/>"status": "online",</text:p>
      <text:p text:style-name="Preformatted_20_Text"><text:s text:c="6"/>"port": 8080,</text:p>
      <text:p text:style-name="Preformatted_20_Text"><text:s text:c="6"/>"cid": 100</text:p>
      <text:p text:style-name="Preformatted_20_Text"><text:s text:c="4"/>}</text:p>
      <text:p text:style-name="Preformatted_20_Text"><text:s text:c="2"/>],</text:p>
      <text:p text:style-name="Preformatted_20_Text"><text:s text:c="2"/>"client": null</text:p>
      <text:p text:style-name="P1">}</text:p>
      <text:p text:style-name="Horizontal_20_Line"/>
      <text:h text:style-name="Heading_20_3" text:outline-level="3"><text:span text:style-name="Strong_20_Emphasis">7. Melhorias Sugeridas (Para Estudo)</text:span></text:h>
      <text:list text:style-name="L12">
        <text:list-item>
          <text:p text:style-name="P19"><text:span text:style-name="Strong_20_Emphasis">Logging</text:span>: Adicionar <text:span text:style-name="Source_20_Text">env_logger</text:span> para registrar atividades</text:p>
        </text:list-item>
        <text:list-item>
          <text:p text:style-name="P19"><text:span text:style-name="Strong_20_Emphasis">Timeout</text:span>: Implementar <text:span text:style-name="Source_20_Text">read_timeout</text:span> no <text:span text:style-name="Source_20_Text">TcpStream</text:span></text:p>
        </text:list-item>
        <text:list-item>
          <text:p text:style-name="P19"><text:span text:style-name="Strong_20_Emphasis">Validação</text:span>: Criar traits para validar <text:span text:style-name="Source_20_Text">Client</text:span> antes de inserir</text:p>
        </text:list-item>
        <text:list-item>
          <text:p text:style-name="P19"><text:span text:style-name="Strong_20_Emphasis">Benchmark</text:span>: Testar performance com <text:span text:style-name="Source_20_Text">criterion</text:span></text:p>
        </text:list-item>
      </text:list>
      <text:p text:style-name="Horizontal_20_Line"/>
      <text:h text:style-name="Heading_20_3" text:outline-level="3"><text:span text:style-name="Strong_20_Emphasis">8. Recursos para Aprofundar</text:span></text:h>
      <text:list text:style-name="L13">
        <text:list-item>
          <text:p text:style-name="P20"><text:span text:style-name="Strong_20_Emphasis">The Book</text:span>: <text:a xlink:type="simple" xlink:href="https://doc.rust-lang.org/book/ch16-00-concurrency.html" office:target-frame-name="_blank" xlink:show="new" text:style-name="Internet_20_link" text:visited-style-name="Visited_20_Internet_20_Link">Concorrência</text:a></text:p>
        </text:list-item>
        <text:list-item>
          <text:p text:style-name="P20"><text:span text:style-name="Strong_20_Emphasis">Serde Docs</text:span>: <text:a xlink:type="simple" xlink:href="https://serde.rs/" office:target-frame-name="_blank" xlink:show="new" text:style-name="Internet_20_link" text:visited-style-name="Visited_20_Internet_20_Link">Serialização Avançada</text:a></text:p>
        </text:list-item>
        <text:list-item>
          <text:p text:style-name="P20"><text:span text:style-name="Strong_20_Emphasis">Rust by Example</text:span>: <text:a xlink:type="simple" xlink:href="https://doc.rust-lang.org/rust-by-example/std_misc/net.html" office:target-frame-name="_blank" xlink:show="new" text:style-name="Internet_20_link" text:visited-style-name="Visited_20_Internet_20_Link">TCP</text:a>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3:49:41.649004747</meta:creation-date>
    <dc:date>2025-03-18T13:50:54.034244255</dc:date>
    <meta:editing-duration>PT1M13S</meta:editing-duration>
    <meta:editing-cycles>1</meta:editing-cycles>
    <meta:document-statistic meta:table-count="0" meta:image-count="0" meta:object-count="0" meta:page-count="5" meta:paragraph-count="139" meta:word-count="836" meta:character-count="5886" meta:non-whitespace-character-count="5081"/>
    <meta:generator>LibreOffice/24.2.7.2$Linux_X86_64 LibreOffice_project/420$Build-2</meta:generator>
  </office:meta>
</office:document-meta>
</file>